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a1467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a1467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a1467e"/>
      <style:text-properties fo:color="#000000" style:text-underline-style="none" fo:font-weight="bold" style:font-weight-asian="bold" style:font-weight-complex="bold"/>
    </style:style>
    <style:style style:name="ce30" style:family="table-cell" style:parent-style-name="Default">
      <style:table-cell-properties fo:background-color="#81d41a"/>
      <style:text-properties fo:color="#000000"/>
    </style:style>
    <style:style style:name="ce28" style:family="table-cell" style:parent-style-name="Default">
      <style:table-cell-properties fo:background-color="#ff4000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ff0000"/>
      <style:text-properties fo:color="#000000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bf00"/>
      <style:text-properties fo:color="#000000"/>
    </style:style>
    <style:style style:name="ce34" style:family="table-cell" style:parent-style-name="Default">
      <style:table-cell-properties fo:background-color="#dddddd"/>
      <style:text-properties fo:color="#000000"/>
    </style:style>
    <style:style style:name="ce35" style:family="table-cell" style:parent-style-name="Default">
      <style:table-cell-properties fo:background-color="#a1467e"/>
      <style:text-properties fo:color="#000000"/>
    </style:style>
    <style:style style:name="ce36" style:family="table-cell" style:parent-style-name="Default">
      <style:table-cell-properties fo:background-color="#729fc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ce13"/>
        <table:table-row table:style-name="ro1">
          <table:table-cell office:value-type="string" calcext:value-type="string">
            <text:p>The Quest against Common Events</text:p>
          </table:table-cell>
          <table:table-cell table:style-name="ce14"/>
          <table:table-cell table:number-columns-repeated="1638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Done Y/N</text:p>
          </table:table-cell>
          <table:table-cell office:value-type="string" calcext:value-type="string">
            <text:p>File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Item_SilverCoi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/>
          <table:table-cell office:value-type="string" calcext:value-type="string">
            <text:p>Silver Coin events (includes Incident)</text:p>
          </table:table-cell>
          <table:table-cell table:number-columns-repeated="3"/>
          <table:table-cell table:style-name="ce33" office:value-type="string" calcext:value-type="string">
            <text:p>Item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BONNIEACTIO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tutorial?</text:p>
          </table:table-cell>
          <table:table-cell/>
          <table:table-cell office:value-type="string" calcext:value-type="string">
            <text:p>Bonnie jumps in</text:p>
          </table:table-cell>
          <table:table-cell table:number-columns-repeated="3"/>
          <table:table-cell table:style-name="ce34" office:value-type="string" calcext:value-type="string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EXAMIN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emy examine texts</text:p>
          </table:table-cell>
          <table:table-cell table:number-columns-repeated="3"/>
          <table:table-cell table:style-name="ce35" office:value-type="string" calcext:value-type="string">
            <text:p>Story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SKILL_Ask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question</text:p>
          </table:table-cell>
          <table:table-cell table:number-columns-repeated="5"/>
          <table:table-cell table:style-name="ce36" office:value-type="string" calcext:value-type="string">
            <text:p>Death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ITEM_Doll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ITEM_doodl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Text variable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ts of Souvenir flavor text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ITEM_remindernot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ITEM_Glas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ITEM_brightflow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ITEM_earring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ITEM_poem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ITEM_starshapedleaf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BATTLE_StartBattl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cludes “You died but got stronger”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ITEM_Cla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ITEM_suicid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our Dagger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memory of skirmish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Mirror pic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sharpening stone</text:p>
          </table:table-cell>
          <table:table-cell/>
          <table:table-cell table:style-name="ce30" office:value-type="string" calcext:value-type="string">
            <text:p>Y</text:p>
          </table:table-cell>
          <table:table-cell/>
          <table:table-cell office:value-type="string" calcext:value-type="string">
            <text:p>souvenirs 2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Penda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Ch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Tarot Card</text:p>
          </table:table-cell>
          <table:table-cell/>
          <table:table-cell table:style-name="ce28" office:value-type="string" calcext:value-type="string">
            <text:p>N?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0" office:value-type="string" calcext:value-type="string">
            <text:p>GiftforMir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ylish Lady’s Gift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Cut In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fight</text:p>
          </table:table-cell>
          <table:table-cell/>
          <table:table-cell office:value-type="string" calcext:value-type="string">
            <text:p>Special Attack King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ITEM_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ternal Snack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Tears Cod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generic</text:p>
          </table:table-cell>
          <table:table-cell/>
          <table:table-cell office:value-type="string" calcext:value-type="string">
            <text:p>Run into Tear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4"/>
          <table:table-cell office:value-type="string" calcext:value-type="string">
            <text:p>Sadness Death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4" office:value-type="string" calcext:value-type="string">
            <text:p>MonsterDefea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KingLos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Death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/>
          <table:table-cell table:style-name="ce15"/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4" office:value-type="string" calcext:value-type="string">
            <text:p>LOOP_loopbackdialogu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st Death Wake up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GAMEOVER_Pictur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hows what image gets used where. See folder for comparison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2" office:value-type="string" calcext:value-type="string">
            <text:p>GAMEOVER_Telepor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as Loop Tuto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LOOP_specialdeath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pecial Deaths wake up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2" office:value-type="string" calcext:value-type="string">
            <text:p>TutoFightRock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TutoFightPap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TutoFightScissors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Potionsjok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loor 1 Potions Room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UnlockSki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Skills learned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2" office:value-type="string" calcext:value-type="string">
            <text:p>BathroomMono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2" office:value-type="string" calcext:value-type="string">
            <text:p>BathroomFriend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2" office:value-type="string" calcext:value-type="string">
            <text:p>IsabeauDormontConvo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sabeau Convo Main</text:p>
          </table:table-cell>
          <table:table-cell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KingStartAttackEnd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Special Attack End</text:p>
          </table:table-cell>
          <table:table-cell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2" office:value-type="string" calcext:value-type="string">
            <text:p>OdileSideques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events/odilesus</text:p>
          </table:table-cell>
          <table:table-cell/>
          <table:table-cell office:value-type="string" calcext:value-type="string">
            <text:p>Sus event</text:p>
          </table:table-cell>
          <table:table-cell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ockedDoor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penphrase doors</text:p>
          </table:table-cell>
          <table:table-cell table:number-columns-repeated="163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SkipFriendques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Tuto</text:p>
          </table:table-cell>
          <table:table-cell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WeaponFoundAg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rld Skips Weap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Bonnie_sme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niquest for Bonnie when u read smell book on f3</text:p>
          </table:table-cell>
          <table:table-cell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Tuto_MessedUpTyp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/>
          <table:table-cell office:value-type="string" calcext:value-type="string">
            <text:p>When u mess up tuto questi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2" office:value-type="string" calcext:value-type="string">
            <text:p>PreDia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predialogue</text:p>
          </table:table-cell>
          <table:table-cell/>
          <table:table-cell office:value-type="string" calcext:value-type="string">
            <text:p>Loop Predialogue</text:p>
          </table:table-cell>
          <table:table-cell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2" office:value-type="string" calcext:value-type="string">
            <text:p>Chatting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Chat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2" office:value-type="string" calcext:value-type="string">
            <text:p>WhatToDoAct2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2" office:value-type="string" calcext:value-type="string">
            <text:p>HadAQuestion…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quest questions</text:p>
          </table:table-cell>
          <table:table-cell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2" office:value-type="string" calcext:value-type="string">
            <text:p>WhatToDo Act 3-4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2" office:value-type="string" calcext:value-type="string">
            <text:p>CallLoop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SteppyCook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Runn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OdileEdge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end/hallway</text:p>
          </table:table-cell>
          <table:table-cell/>
          <table:table-cell office:value-type="string" calcext:value-type="string">
            <text:p>Odile afraid of heights at end</text:p>
          </table:table-cell>
          <table:table-cell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AsktheKing?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kingquest/question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0" office:value-type="string" calcext:value-type="string">
            <text:p>last ingredie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0" office:value-type="string" calcext:value-type="string">
            <text:p>longthing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0" office:value-type="string" calcext:value-type="string">
            <text:p>shortgizmogadge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0" office:value-type="string" calcext:value-type="string">
            <text:p>Mak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nding Isabeau Bomb Parts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0" office:value-type="string" calcext:value-type="string">
            <text:p>Us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se Bomb in battle</text:p>
          </table:table-cell>
          <table:table-cell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TriedAll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emory of Snacks</text:p>
          </table:table-cell>
          <table:table-cell table:number-columns-repeated="163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ColumnsEventA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ColumnsEventB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rdEve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arrelEventDormo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OdileCantGoTher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LoopInteractTuto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Torch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House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uncha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FakeDoorDormo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ACT5 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ACT5 PickUpTonic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Act5_NothingEls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5" office:value-type="string" calcext:value-type="string">
            <text:p>ACT5 +1Tur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mal du pays + vs friends</text:p>
          </table:table-cell>
          <table:table-cell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ACT6 LockedDoor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ACT5 OdileAttacks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dile attack before vs friend</text:p>
          </table:table-cell>
          <table:table-cell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0" office:value-type="string" calcext:value-type="string">
            <text:p>Loop’sSilverCoi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HoleInteract</text:p>
          </table:table-cell>
          <table:table-cell/>
          <table:table-cell table:style-name="ce32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TutoKid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rial Kid</text:p>
          </table:table-cell>
          <table:table-cell table:number-columns-repeated="1637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2" office:value-type="string" calcext:value-type="string">
            <text:p>TutoSadness (NoTuto)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 fight if you skip</text:p>
          </table:table-cell>
          <table:table-cell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2" office:value-type="string" calcext:value-type="string">
            <text:p>MidBoss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ig Ball Head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2" office:value-type="string" calcext:value-type="string">
            <text:p>TutoSadness1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2" office:value-type="string" calcext:value-type="string">
            <text:p>TutoSadness1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2" office:value-type="string" calcext:value-type="string">
            <text:p>TutoSadness1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2" office:value-type="string" calcext:value-type="string">
            <text:p>TutoSadness1 Turn4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utoSadness2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2" office:value-type="string" calcext:value-type="string">
            <text:p>TutoSadness2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2" office:value-type="string" calcext:value-type="string">
            <text:p>TutoSadness3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2" office:value-type="string" calcext:value-type="string">
            <text:p>TutoSadness3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2" office:value-type="string" calcext:value-type="string">
            <text:p>TutoSadness3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2" office:value-type="string" calcext:value-type="string">
            <text:p>King Turn1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2" office:value-type="string" calcext:value-type="string">
            <text:p>King Turn2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King Turn3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6" office:value-type="string" calcext:value-type="string">
            <text:p>King Turn4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2" office:value-type="string" calcext:value-type="string">
            <text:p>King-Country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quest</text:p>
          </table:table-cell>
          <table:table-cell/>
          <table:table-cell office:value-type="string" calcext:value-type="string">
            <text:p>SAY IT</text:p>
          </table:table-cell>
          <table:table-cell table:number-columns-repeated="1637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Bonniequest 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Bonniequest 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2" office:value-type="string" calcext:value-type="string">
            <text:p>Bonniequest 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2" office:value-type="string" calcext:value-type="string">
            <text:p>Bonniequest ACT5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2" office:value-type="string" calcext:value-type="string">
            <text:p>Act5 KingSlowsUDow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2" office:value-type="string" calcext:value-type="string">
            <text:p>Act5 VSFriendswo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2" office:value-type="string" calcext:value-type="string">
            <text:p>Act5 Kingturn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2" office:value-type="string" calcext:value-type="string">
            <text:p>Act5 Kingturn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7" office:value-type="string" calcext:value-type="string">
            <text:p>Act5 Kingturn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2" office:value-type="string" calcext:value-type="string">
            <text:p>Act5 Kingturn4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2" office:value-type="string" calcext:value-type="string">
            <text:p>Act5 KingWithFriend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2" office:value-type="string" calcext:value-type="string">
            <text:p>Vsfriends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2" office:value-type="string" calcext:value-type="string">
            <text:p>LoopBattle1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2" office:value-type="string" calcext:value-type="string">
            <text:p>LoopBattleEnd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2" office:value-type="string" calcext:value-type="string">
            <text:p>SmallEvent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 battle random tex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MidBoss2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MidBoss2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MidBoss3A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MidBoss3A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MidBoss3B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MidBoss3B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MidBoss3C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MidBoss3C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BaseTroop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BaseTroop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BaseTroop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FinalHi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FinalHit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 table:number-rows-repeated="10484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.00.0000</text:date>, <text:time style:data-style-name="N2" text:time-value="21:17:59.99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17:33.652000000</meta:creation-date>
    <dc:date>2024-06-08T21:18:17.593000000</dc:date>
    <meta:editing-duration>PT7H22M17S</meta:editing-duration>
    <meta:editing-cycles>25</meta:editing-cycles>
    <meta:generator>LibreOffice/24.2.2.2$Windows_X86_64 LibreOffice_project/d56cc158d8a96260b836f100ef4b4ef25d6f1a01</meta:generator>
    <meta:document-statistic meta:table-count="1" meta:cell-count="486" meta:object-count="0"/>
  </office:meta>
</office:document-meta>
</file>